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1000002DD138C7A839B6C75B1.png" manifest:media-type="image/png"/>
  <manifest:file-entry manifest:full-path="Pictures/10000000000002A7000002352AE3375EE51AA26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4.145cm" draw:z-index="0"><draw:image xlink:href="Pictures/10000000000002A7000002352AE3375EE51AA2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17cm" svg:height="15.873cm" draw:z-index="1"><draw:image xlink:href="Pictures/1000000000000311000002DD138C7A839B6C75B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Victor</meta:initial-creator>
    <meta:creation-date>2017-02-03T15:36:12.341446526</meta:creation-date>
    <dc:date>2017-02-03T16:15:07.974139400</dc:date>
    <dc:creator>Michel Victor</dc:creator>
    <meta:editing-duration>PT23M55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5.0.3.2$Linux_X86_64 LibreOffice_project/00m0$Build-2</meta:generator>
  </office:meta>
</office:document-meta>
</file>